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9C4000004E41F52B68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414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  <style:text-properties fo:font-family="FreeMono" style:font-family-generic="modern" style:font-pitch="fixed" fo:font-size="60pt" fo:font-weight="bold" style:font-size-asian="60pt" style:font-weight-asian="bold" style:font-size-complex="60pt" style:font-weight-complex="bold"/>
    </style:style>
    <style:style style:name="T1" style:family="text">
      <style:text-properties fo:font-family="FreeMono" style:font-family-generic="modern" style:font-pitch="fixed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family="FreeMono" style:font-family-generic="modern" style:font-pitch="fixed" fo:font-size="44pt" fo:font-weight="normal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esented by Daniel Packard - 2013/12/04</presentation:footer-decl>
      <draw:page draw:name="page1" draw:style-name="dp1" draw:master-page-name="Default" presentation:presentation-page-layout-name="AL1T0" presentation:use-footer-name="ftr1">
        <draw:frame draw:style-name="gr1" draw:text-style-name="P1" draw:layer="layout" svg:width="23.939cm" svg:height="11.988cm" svg:x="2.83cm" svg:y="6.076cm">
          <draw:image xlink:href="Pictures/10000201000009C4000004E41F52B68A.png" xlink:type="simple" xlink:show="embed" xlink:actuate="onLoad">
            <text:p/>
          </draw:image>
        </draw:frame>
        <draw:frame draw:style-name="gr2" draw:text-style-name="P2" draw:layer="layout" svg:width="14.724cm" svg:height="3.922cm" svg:x="6.866cm" svg:y="1.918cm">
          <draw:text-box>
            <text:p text:style-name="P1"><text:span text:style-name="T1">Arduino 101</text:span></text:p>
            <text:p text:style-name="P1"><text:span text:style-name="T2">The basic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</meta:initial-creator>
    <meta:creation-date>2013-11-23T10:13:09</meta:creation-date>
    <dc:date>2013-12-01T17:11:26</dc:date>
    <dc:creator>daniel </dc:creator>
    <meta:editing-duration>PT23M48S</meta:editing-duration>
    <meta:editing-cycles>2</meta:editing-cycles>
    <meta:generator>LibreOffice/3.5$Linux_X86_64 LibreOffice_project/350m1$Build-2</meta:generator>
    <meta:document-statistic meta:object-count="27"/>
  </office:meta>
</office:document-meta>
</file>